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Step 1: Create Borrower Table</text:p>
      <text:p text:style-name="Standard">CREATE TABLE Borrower (</text:p>
      <text:p text:style-name="Standard"><text:s text:c="4"/>Rollno INT PRIMARY KEY,</text:p>
      <text:p text:style-name="Standard"><text:s text:c="4"/>Name VARCHAR(100),</text:p>
      <text:p text:style-name="Standard"><text:s text:c="4"/>DateofIssue DATE,</text:p>
      <text:p text:style-name="Standard"><text:s text:c="4"/>NameofBook VARCHAR(100),</text:p>
      <text:p text:style-name="Standard"><text:s text:c="4"/>Status CHAR(1) <text:s/>-- 'I' for Issued, 'R' for Returned</text:p>
      <text:p text:style-name="Standard">);</text:p>
      <text:p text:style-name="Standard"/>
      <text:p text:style-name="Standard">-- Insert values into Borrower table</text:p>
      <text:p text:style-name="Standard">INSERT INTO Borrower VALUES (14, 'Ram', '2022-09-19', 'Operating System', 'I');</text:p>
      <text:p text:style-name="Standard">INSERT INTO Borrower VALUES (27, 'Soham', '2022-07-24', 'Object Oriented Programming', 'I');</text:p>
      <text:p text:style-name="Standard">INSERT INTO Borrower VALUES (34, 'Mohan', '2022-06-12', 'Microprocessor', 'I');</text:p>
      <text:p text:style-name="Standard">INSERT INTO Borrower VALUES (48, 'Om', '2022-04-19', 'Mechanics', 'I');</text:p>
      <text:p text:style-name="Standard"/>
      <text:p text:style-name="Standard">-- Step 2: Create Fine Table</text:p>
      <text:p text:style-name="Standard">CREATE TABLE Fine (</text:p>
      <text:p text:style-name="Standard"><text:s text:c="4"/>Rollno INT,</text:p>
      <text:p text:style-name="Standard"><text:s text:c="4"/>FineDate DATE,</text:p>
      <text:p text:style-name="Standard"><text:s text:c="4"/>Amount DECIMAL(10, 2),</text:p>
      <text:p text:style-name="Standard"><text:s text:c="4"/>FOREIGN KEY (Rollno) REFERENCES Borrower(Rollno)</text:p>
      <text:p text:style-name="Standard">);</text:p>
      <text:p text:style-name="Standard"/>
      <text:p text:style-name="Standard">-- Step 3: Create Stored Procedure to Calculate Fines</text:p>
      <text:p text:style-name="Standard">DELIMITER //</text:p>
      <text:p text:style-name="Standard"/>
      <text:p text:style-name="Standard">CREATE PROCEDURE calc_Fine(IN r INT, IN b VARCHAR(100))</text:p>
      <text:p text:style-name="Standard">BEGIN</text:p>
      <text:p text:style-name="Standard"><text:s text:c="4"/>DECLARE doi DATE;</text:p>
      <text:p text:style-name="Standard"><text:s text:c="4"/>DECLARE diff INT;</text:p>
      <text:p text:style-name="Standard"/>
      <text:p text:style-name="Standard"><text:s text:c="4"/>-- Fetch the most recent DateofIssue for the given Rollno and NameofBook</text:p>
      <text:p text:style-name="Standard"><text:s text:c="4"/>SELECT MAX(DateofIssue) INTO doi</text:p>
      <text:p text:style-name="Standard"><text:s text:c="4"/>FROM Borrower</text:p>
      <text:p text:style-name="Standard"><text:s text:c="4"/>WHERE Rollno = r AND NameofBook = b;</text:p>
      <text:p text:style-name="Standard"/>
      <text:p text:style-name="Standard"><text:s text:c="4"/>SET diff = DATEDIFF(CURDATE(), doi);</text:p>
      <text:p text:style-name="Standard"/>
      <text:p text:style-name="Standard"><text:s text:c="4"/>IF diff &gt;= 15 AND diff &lt;= 30 THEN</text:p>
      <text:p text:style-name="Standard"><text:s text:c="8"/>INSERT INTO Fine (Rollno, FineDate, Amount)</text:p>
      <text:p text:style-name="Standard"><text:s text:c="8"/>VALUES (r, CURDATE(), diff * 5);</text:p>
      <text:p text:style-name="Standard"><text:s text:c="4"/>ELSEIF diff &gt; 30 THEN</text:p>
      <text:p text:style-name="Standard"><text:s text:c="8"/>INSERT INTO Fine (Rollno, FineDate, Amount)</text:p>
      <text:p text:style-name="Standard"><text:s text:c="8"/>VALUES (r, CURDATE(), diff * 50);</text:p>
      <text:p text:style-name="Standard"><text:s text:c="4"/>END IF;</text:p>
      <text:p text:style-name="Standard">END //</text:p>
      <text:p text:style-name="Standard"/>
      <text:p text:style-name="Standard">DELIMITER ;</text:p>
      <text:p text:style-name="Standard"/>
      <text:p text:style-name="Standard">-- Step 4: Create Stored Procedure to Submit Books and Clear Fines</text:p>
      <text:p text:style-name="Standard">DELIMITER //</text:p>
      <text:p text:style-name="Standard"/>
      <text:p text:style-name="Standard"><text:soft-page-break/>CREATE PROCEDURE submit(IN r INT)</text:p>
      <text:p text:style-name="Standard">BEGIN</text:p>
      <text:p text:style-name="Standard"><text:s text:c="4"/>-- Update the Status in Borrower table</text:p>
      <text:p text:style-name="Standard"><text:s text:c="4"/>UPDATE Borrower</text:p>
      <text:p text:style-name="Standard"><text:s text:c="4"/>SET Status = 'R'</text:p>
      <text:p text:style-name="Standard"><text:s text:c="4"/>WHERE Rollno = r;</text:p>
      <text:p text:style-name="Standard"/>
      <text:p text:style-name="Standard"><text:s text:c="4"/>-- Delete associated fines in Fine table</text:p>
      <text:p text:style-name="Standard"><text:s text:c="4"/>DELETE FROM Fine WHERE Rollno = r;</text:p>
      <text:p text:style-name="Standard">END //</text:p>
      <text:p text:style-name="Standard"/>
      <text:p text:style-name="Standard">DELIMITER ;</text:p>
      <text:p text:style-name="Standard"/>
      <text:p text:style-name="Standard">-- Step 5: Execute Stored Procedure to Calculate Fines for Specific Books</text:p>
      <text:p text:style-name="Standard">CALL calc_Fine(14, 'Operating System');</text:p>
      <text:p text:style-name="Standard">CALL calc_Fine(27, 'Object Oriented Programming');</text:p>
      <text:p text:style-name="Standard">CALL calc_Fine(34, 'Microprocessor');</text:p>
      <text:p text:style-name="Standard">CALL calc_Fine(48, 'Mechanics');</text:p>
      <text:p text:style-name="Standard"/>
      <text:p text:style-name="Standard">-- Check the Fine table after calculations</text:p>
      <text:p text:style-name="Standard">SELECT * FROM Fine;</text:p>
      <text:p text:style-name="Standard"/>
      <text:p text:style-name="Standard">-- Execute Stored Procedure to Submit Books and Clear Fines</text:p>
      <text:p text:style-name="Standard">CALL submit(14);</text:p>
      <text:p text:style-name="Standard">CALL submit(27);</text:p>
      <text:p text:style-name="Standard">CALL submit(34);</text:p>
      <text:p text:style-name="Standard">CALL submit(48);</text:p>
      <text:p text:style-name="Standard"/>
      <text:p text:style-name="Standard">-- Check the Borrower table after submission to see updated status</text:p>
      <text:p text:style-name="Standard">SELECT * FROM Borrower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0:15:36.242018045</meta:creation-date>
    <dc:date>2024-11-07T10:15:51.939963927</dc:date>
    <meta:editing-duration>PT16S</meta:editing-duration>
    <meta:editing-cycles>1</meta:editing-cycles>
    <meta:document-statistic meta:table-count="0" meta:image-count="0" meta:object-count="0" meta:page-count="2" meta:paragraph-count="66" meta:word-count="325" meta:character-count="2197" meta:non-whitespace-character-count="1805"/>
    <meta:generator>LibreOffice/7.3.7.2$Linux_X86_64 LibreOffice_project/30$Build-2</meta:generator>
  </office:meta>
</office:document-meta>
</file>